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 Bouvier</text:p>
      <text:p text:style-name="P1">50 rue du galop ROUSSEMEAU</text:p>
      <text:p text:style-name="P1">89500 MARSANGY, France</text:p>
      <text:p text:style-name="P1">Tel : 0386969605</text:p>
      <text:p text:style-name="P1">weremarc@gmail.com</text:p>
      <text:p text:style-name="P1"/>
      <text:p text:style-name="P1"/>
      <text:p text:style-name="P2">A Frederick MD – USA, le 21 juillet 2011</text:p>
      <text:p text:style-name="P2"/>
      <text:p text:style-name="P2">A l'attention de </text:p>
      <text:p text:style-name="P2">BOUYGUES TELECOM</text:p>
      <text:p text:style-name="P2">Service Clients</text:p>
      <text:p text:style-name="P2"/>
      <text:p text:style-name="P3">N# tel Bouygues Telecom : <text:span text:style-name="T2">0666159538</text:span></text:p>
      <text:p text:style-name="P3">Offre Forfait Evasio 1h + 1h</text:p>
      <text:p text:style-name="P3">HTC Tattoo</text:p>
      <text:p text:style-name="P3"/>
      <text:p text:style-name="P3">Madame, Monsieur,</text:p>
      <text:p text:style-name="P3"/>
      <text:p text:style-name="P3"><text:tab/>Avant mon départ aux Etats-Unis en aout 2010, j'avais demande a ce que mon forfait Evasio soit gelé durant la période ou je serai aux Etat-Unis.</text:p>
      <text:p text:style-name="P3"/>
      <text:p text:style-name="P3"/>
      <text:p text:style-name="P3"><text:tab/>Cela a ete effectuee et au mois de septembre 2010 ma facture est passee a -2.25euros puis a 2 euros par mois le mois qui ont suivi.</text:p>
      <text:p text:style-name="P3"/>
      <text:p text:style-name="P4"><text:span text:style-name="T1"><text:tab/>Depuis peu je n'ai plus acces a mon espace client sur le site de BOUYGUES TELECOM. J'obtiens le message suivant lorsque j'essaye de me connecter avec mes identifiants habituels : « </text:span><text:span text:style-name="Strong_20_Emphasis"><text:span text:style-name="T3">Nous sommes désolés, mais nous n'avons pas reconnu votre numéro de téléphone Bouygues Telecom. »</text:span></text:span></text:p>
      <text:p text:style-name="P3"><text:tab/>J'ai le plaisir de vous annoncer que <text:span text:style-name="T2">je souhaite réactiver mon forfait a partir du 20 aout 2011</text:span>. J'aimerais si possible conserver mon numéro de téléphone : 0666159538 en utilisant la carte SIM qui lui correspond.</text:p>
      <text:p text:style-name="P3"/>
      <text:p text:style-name="P3"/>
      <text:p text:style-name="P3"><text:tab/>Étant encore aux Etats-Unis, si vous souhaitez me joindre, utilisez de préférence les e-mails. Si vous devez me contacter par courrier postal je m’arrangerai pour me les faire envoyer a mon adresse actuelle.</text:p>
      <text:p text:style-name="P3"/>
      <text:p text:style-name="P3"/>
      <text:p text:style-name="P3"><text:tab/>Je vous prie Madame, Monsieur de bien vouloir accepter mes salutations distinguées.</text:p>
      <text:p text:style-name="P3"/>
      <text:p text:style-name="P2"/>
      <text:p text:style-name="P2"/>
      <text:p text:style-name="P2">Marc BOUV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4T14:11:33.78</meta:creation-date>
    <meta:generator>OpenOffice.org/3.3$Win32 OpenOffice.org_project/330m20$Build-9567</meta:generator>
    <dc:date>2011-07-21T15:29:21.46</dc:date>
    <meta:editing-duration>PT2H9M15S</meta:editing-duration>
    <meta:editing-cycles>3</meta:editing-cycles>
    <meta:document-statistic meta:table-count="0" meta:image-count="0" meta:object-count="0" meta:page-count="1" meta:paragraph-count="20" meta:word-count="228" meta:character-count="1345"/>
  </office:meta>
</office:document-meta>
</file>